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/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/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/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table:number-columns-repeated="3"/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number-columns-repeated="3"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number-columns-repeated="3"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4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/>
          <table:table-cell table:style-name="ce3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1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0" table:default-cell-style-name="ce28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8:27:06.9254039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3T09:09:44.946284480</dc:date>
    <meta:editing-duration>P17DT11H32M18S</meta:editing-duration>
    <meta:editing-cycles>350</meta:editing-cycles>
    <meta:document-statistic meta:table-count="4" meta:cell-count="596" meta:object-count="0"/>
  </office:meta>
</office:document-meta>
</file>